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5cm" fo:min-width="11.248cm"/>
      <style:paragraph-properties style:writing-mode="lr-tb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337cm" fo:min-width="7.7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748cm" svg:height="1.905cm" svg:x="2.587cm" svg:y="5.087cm">
          <text:p text:style-name="P1">Create Canvas im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587cm" svg:x="7.35cm" svg:y="8.58cm">
          <text:p text:style-name="P1">Fill verlin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587cm" svg:x="7.35cm" svg:y="10.88cm">
          <text:p text:style-name="P1">Fill horlin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587cm" svg:x="7.35cm" svg:y="13.38cm">
          <text:p text:style-name="P1">Player_p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587cm" svg:x="7.35cm" svg:y="15.78cm">
          <text:p text:style-name="P1">Cast_ray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98cm" svg:height="0.962cm" svg:x="3.54cm" svg:y="2.27cm">
          <draw:text-box>
            <text:p>CANVAS.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30T11:21:34.219949347</meta:creation-date>
    <dc:date>2024-06-30T11:30:59.778585891</dc:date>
    <meta:editing-duration>PT9M25S</meta:editing-duration>
    <meta:editing-cycles>1</meta:editing-cycles>
    <meta:document-statistic meta:object-count="6"/>
    <meta:generator>LibreOffice/7.3.7.2$Linux_X86_64 LibreOffice_project/30$Build-2</meta:generator>
  </office:meta>
</office:document-meta>
</file>